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62cm"/>
    </style:style>
    <style:style style:name="co4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Среда разработки <text:s/>Java</text:p>
          </table:table-cell>
          <table:table-cell table:style-name="ce4" office:value-type="string" calcext:value-type="string">
            <text:p>Стоимость $</text:p>
          </table:table-cell>
          <table:table-cell table:style-name="ce6" office:value-type="string" calcext:value-type="string">
            <text:p>Примечания</text:p>
          </table:table-cell>
          <table:table-cell table:number-columns-repeated="3"/>
          <table:table-cell table:style-name="ce1" office:value-type="string" calcext:value-type="string">
            <text:p>Мат. плата</text:p>
          </table:table-cell>
          <table:table-cell table:style-name="ce4" office:value-type="string" calcext:value-type="string">
            <text:p>Стоимость $</text:p>
          </table:table-cell>
          <table:table-cell/>
          <table:table-cell table:style-name="ce1" office:value-type="string" calcext:value-type="string">
            <text:p>Ноутбуки</text:p>
          </table:table-cell>
          <table:table-cell table:style-name="ce4" office:value-type="string" calcext:value-type="string">
            <text:p>Стоимость $</text:p>
          </table:table-cell>
        </table:table-row>
        <table:table-row table:style-name="ro1">
          <table:table-cell office:value-type="string" calcext:value-type="string">
            <text:p>NetBean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ROCK A320M-DVS R4.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US VivoBook M513IA-BQ28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IGABYTE B450M DS3H V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PPLE MacBook Air M1 13.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 чел\год</text:p>
          </table:table-cell>
          <table:table-cell table:number-columns-repeated="3"/>
          <table:table-cell office:value-type="string" calcext:value-type="string">
            <text:p>GIGABYTE B550 AORUS ELITE V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sus ROG Strix SCAR II GL504GS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Среда разработки БД</text:p>
          </table:table-cell>
          <table:table-cell table:number-columns-repeated="5"/>
          <table:table-cell table:style-name="ce1" office:value-type="string" calcext:value-type="string">
            <text:p>Процессо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QLit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TEL Core i5 10400F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 DB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на ядро + 1750 1 чел.</text:p>
          </table:table-cell>
          <table:table-cell table:number-columns-repeated="3"/>
          <table:table-cell office:value-type="string" calcext:value-type="string">
            <text:p>AMD Ryzen 5 5600X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QL Server 2019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на ядро+ CAL 209</text:p>
          </table:table-cell>
          <table:table-cell table:number-columns-repeated="3"/>
          <table:table-cell office:value-type="string" calcext:value-type="string">
            <text:p>AMD Ryzen 7 5800X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I</text:p>
          </table:table-cell>
          <table:table-cell table:number-columns-repeated="5"/>
          <table:table-cell table:style-name="ce1" office:value-type="string" calcext:value-type="string">
            <text:p>Оперативная память (1 гб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INGSTON KVR16N1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В месяц</text:p>
          </table:table-cell>
          <table:table-cell table:number-columns-repeated="3"/>
          <table:table-cell office:value-type="string" calcext:value-type="string">
            <text:p>CORSAIR Vengeance LPX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 C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 месяц</text:p>
          </table:table-cell>
          <table:table-cell table:number-columns-repeated="3"/>
          <table:table-cell office:value-type="string" calcext:value-type="string">
            <text:p>PATRIOT Viper Steel PVS416G440C9K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D</text:p>
          </table:table-cell>
          <table:table-cell table:number-columns-repeated="5"/>
          <table:table-cell table:style-name="ce1" office:value-type="string" calcext:value-type="string">
            <text:p>Память HDD 1тб + SSD 250г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kt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AGATE Skyhawk ST1000VX005 <text:s/>+ WD Blue WDS250G2B0B</text:p>
          </table:table-cell>
          <table:table-cell table:formula="of:= 53 + 47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Box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В месяц</text:p>
          </table:table-cell>
          <table:table-cell table:number-columns-repeated="3"/>
          <table:table-cell office:value-type="string" calcext:value-type="string">
            <text:p>WD Red WD10EFRX + KINGSTON KC2500 SKC2500M8</text:p>
          </table:table-cell>
          <table:table-cell table:formula="of:= 68 + 55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чел\месяц</text:p>
          </table:table-cell>
          <table:table-cell table:number-columns-repeated="3"/>
          <table:table-cell office:value-type="string" calcext:value-type="string">
            <text:p>WD Ultrastar DC HA210 + SAMSUNG 980 PRO MZ-V8P250BW</text:p>
          </table:table-cell>
          <table:table-cell table:formula="of:= 93 + 94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Операционная система</text:p>
          </table:table-cell>
          <table:table-cell table:number-columns-repeated="5"/>
          <table:table-cell table:style-name="ce1" office:value-type="string" calcext:value-type="string">
            <text:p>Блок питани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ux 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IGABYTE GP-P750GM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 чел.</text:p>
          </table:table-cell>
          <table:table-cell table:number-columns-repeated="3"/>
          <table:table-cell office:value-type="string" calcext:value-type="string">
            <text:p>GIGABYTE AORUS GP-AP750GM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MacBook Air M1 13’ 1 чел.</text:p>
          </table:table-cell>
          <table:table-cell table:number-columns-repeated="3"/>
          <table:table-cell office:value-type="string" calcext:value-type="string">
            <text:p>THERMALTAKE Toughpower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server 2019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на ядр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ux RedHat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В год</text:p>
          </table:table-cell>
          <table:table-cell table:number-columns-repeated="3"/>
          <table:table-cell table:style-name="ce1" office:value-type="string" calcext:value-type="string">
            <text:p>Монитор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SI Optix G241V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IEWSONIC VX2476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IEWSONIC VX3211-2K-MHD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Переферия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style-name="ce5" office:value-type="string" calcext:value-type="string" table:number-columns-spanned="2" table:number-rows-spanned="1">
            <text:p>Расчёт на 10 человек</text:p>
          </table:table-cell>
          <table:covered-table-cell table:style-name="ce3"/>
          <table:table-cell table:number-columns-repeated="3"/>
          <table:table-cell table:style-name="ce3" office:value-type="string" calcext:value-type="string">
            <text:p>Итого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Дешевый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Дешевый</text:p>
          </table:table-cell>
          <table:table-cell table:style-name="ce3" table:formula="of:=[.H2]+[.H7]+ ([.H12] * 8) +[.H17]+[.H22]+[.H27] + [.H32]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Средний</text:p>
          </table:table-cell>
          <table:table-cell table:style-name="ce3" table:formula="of:=([.B3] * 10)+ ([.B9] * 4) + (209 * 10) + ([.B14] * 12) + ([.B19] * 12 * 10) +([.B23] * 10) + [.B26]" office:value-type="float" office:value="22599" calcext:value-type="float">
            <text:p>22599</text:p>
          </table:table-cell>
          <table:table-cell table:style-name="ce3" office:value-type="string" calcext:value-type="string">
            <text:p>4 ядерный сервер</text:p>
          </table:table-cell>
          <table:table-cell table:number-columns-repeated="3"/>
          <table:table-cell table:style-name="ce3" office:value-type="string" calcext:value-type="string">
            <text:p>Средний</text:p>
          </table:table-cell>
          <table:table-cell table:style-name="ce3" table:formula="of:=[.H3]+[.H8]+([.H13] * 16 )+[.H18]+[.H23]+[.H28] + [.H33]"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Дорогой</text:p>
          </table:table-cell>
          <table:table-cell table:style-name="ce3" table:formula="of:=([.B4] * 10) + (([.B8] * 8) + (1750 * 10)) + ([.B13] * 12) + ([.B18] * 12) +([.B24] * 10) + ([.B25] * 8)" office:value-type="float" office:value="78492" calcext:value-type="float">
            <text:p>78492</text:p>
          </table:table-cell>
          <table:table-cell table:style-name="ce3" office:value-type="string" calcext:value-type="string">
            <text:p>8 ядерный сервер</text:p>
          </table:table-cell>
          <table:table-cell table:number-columns-repeated="3"/>
          <table:table-cell table:style-name="ce3" office:value-type="string" calcext:value-type="string">
            <text:p>Дорогой</text:p>
          </table:table-cell>
          <table:table-cell table:style-name="ce3" table:formula="of:=[.H4]+[.H9]+([.H14] * 32)+[.H19]+[.H24]+[.H29] + [.H34]" office:value-type="float" office:value="1973" calcext:value-type="float">
            <text:p>197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ПО</text:p>
          </table:table-cell>
          <table:table-cell table:style-name="ce1" office:value-type="string" calcext:value-type="string">
            <text:p>Железо</text:p>
          </table:table-cell>
          <table:table-cell table:style-name="ce1" office:value-type="string" calcext:value-type="string">
            <text:p>Сервер</text:p>
          </table:table-cell>
          <table:table-cell table:style-name="ce1" office:value-type="string" calcext:value-type="string">
            <text:p>Сумм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Итого потребовалось мне</text:p>
          </table:table-cell>
          <table:table-cell table:formula="of:=[.B4]+[.B7]+[.B12]+[.B19]+[.B26]" office:value-type="float" office:value="1305" calcext:value-type="float">
            <text:p>1305</text:p>
          </table:table-cell>
          <table:table-cell table:formula="of:=[.K4]" office:value-type="float" office:value="2046" calcext:value-type="float">
            <text:p>2046</text:p>
          </table:table-cell>
          <table:table-cell office:value-type="float" office:value="3411" calcext:value-type="float">
            <text:p>3411</text:p>
          </table:table-cell>
          <table:table-cell table:style-name="ce3" table:formula="of:=[.B44]+[.C44]+[.D44]" office:value-type="float" office:value="6762" calcext:value-type="float">
            <text:p>67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10:16:20.8320868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0:32:32.169089477</meta:creation-date>
    <dc:date>2021-09-08T22:46:47.431109767</dc:date>
    <meta:editing-duration>PT16M26S</meta:editing-duration>
    <meta:editing-cycles>2</meta:editing-cycles>
    <meta:generator>LibreOffice/7.2.0.4$Linux_X86_64 LibreOffice_project/fa0a9af5681a0acc7909a705f92c1ada8a658552</meta:generator>
    <meta:document-statistic meta:table-count="1" meta:cell-count="133" meta:object-count="0"/>
  </office:meta>
</office:document-meta>
</file>